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1.02cm" fo:min-width="1.393cm" draw:shadow-opacity="30%"/>
    </style:style>
    <style:style style:name="gr5" style:family="graphic" style:parent-style-name="standard">
      <style:graphic-properties draw:fill="solid" draw:fill-color="#81d41a" draw:opacity="30%" draw:textarea-horizontal-align="justify" draw:textarea-vertical-align="middle" draw:auto-grow-height="false" fo:min-height="1.02cm" fo:min-width="1.216cm" draw:shadow-opacity="30%"/>
    </style:style>
    <style:style style:name="gr6" style:family="graphic" style:parent-style-name="standard">
      <style:graphic-properties draw:fill="solid" draw:fill-color="#ff8000" draw:opacity="30%" draw:textarea-horizontal-align="justify" draw:textarea-vertical-align="middle" draw:auto-grow-height="false" fo:min-height="1.02cm" fo:min-width="4.54cm" draw:shadow-opacity="30%"/>
    </style:style>
    <style:style style:name="gr7" style:family="graphic" style:parent-style-name="standard">
      <style:graphic-properties draw:fill="solid" draw:fill-color="#729fcf" draw:opacity="30%" draw:textarea-horizontal-align="justify" draw:textarea-vertical-align="middle" draw:auto-grow-height="false" fo:min-height="4.068cm" fo:min-width="16.518cm" draw:shadow-opacity="3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9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1.02cm" fo:min-width="2.548cm" draw:shadow-opacity="30%"/>
    </style:style>
    <style:style style:name="gr10" style:family="graphic" style:parent-style-name="standard">
      <style:graphic-properties draw:fill="solid" draw:fill-color="#81d41a" draw:opacity="30%" draw:textarea-horizontal-align="justify" draw:textarea-vertical-align="middle" draw:auto-grow-height="false" fo:min-height="1.02cm" fo:min-width="1.786cm" draw:shadow-opacity="30%"/>
    </style:style>
    <style:style style:name="gr11" style:family="graphic" style:parent-style-name="standard">
      <style:graphic-properties draw:fill="solid" draw:fill-color="#ff8000" draw:opacity="30%" draw:textarea-horizontal-align="justify" draw:textarea-vertical-align="middle" draw:auto-grow-height="false" fo:min-height="1.02cm" fo:min-width="3.564cm" draw:shadow-opacity="30%"/>
    </style:style>
    <style:style style:name="gr12" style:family="graphic" style:parent-style-name="standard">
      <style:graphic-properties draw:fill="solid" draw:fill-color="#729fcf" draw:opacity="30%" draw:textarea-horizontal-align="justify" draw:textarea-vertical-align="middle" draw:auto-grow-height="false" fo:min-height="0.766cm" fo:min-width="2.294cm" draw:shadow-opacity="3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45cm"/>
    </style:style>
    <style:style style:name="gr14" style:family="graphic" style:parent-style-name="standard">
      <style:graphic-properties draw:fill="solid" draw:fill-color="#ff4000" draw:opacity="30%" draw:textarea-horizontal-align="justify" draw:textarea-vertical-align="middle" draw:auto-grow-height="false" fo:min-height="1.02cm" fo:min-width="4.54cm" draw:shadow-opacity="30%"/>
    </style:style>
    <style:style style:name="gr15" style:family="graphic" style:parent-style-name="standard">
      <style:graphic-properties draw:fill="solid" draw:fill-color="#ff4000" draw:opacity="30%" draw:textarea-horizontal-align="justify" draw:textarea-vertical-align="middle" draw:auto-grow-height="false" fo:min-height="1.02cm" fo:min-width="3.546cm" draw:shadow-opacity="30%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style:font-name="Courier New"/>
    </style:style>
    <style:style style:name="P4" style:family="paragraph">
      <loext:graphic-properties draw:fill="solid" draw:fill-color="#ffff00" draw:opacity="30%"/>
      <style:paragraph-properties fo:text-align="center"/>
    </style:style>
    <style:style style:name="P5" style:family="paragraph">
      <loext:graphic-properties draw:fill="solid" draw:fill-color="#81d41a" draw:opacity="30%"/>
      <style:paragraph-properties fo:text-align="center"/>
    </style:style>
    <style:style style:name="P6" style:family="paragraph">
      <loext:graphic-properties draw:fill="solid" draw:fill-color="#ff8000" draw:opacity="30%"/>
      <style:paragraph-properties fo:text-align="center"/>
    </style:style>
    <style:style style:name="P7" style:family="paragraph">
      <loext:graphic-properties draw:fill="solid" draw:fill-color="#729fcf" draw:opacity="30%"/>
      <style:paragraph-properties fo:text-align="center"/>
    </style:style>
    <style:style style:name="P8" style:family="paragraph">
      <loext:graphic-properties draw:fill="solid" draw:fill-color="#ff4000" draw:opacity="30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ourier New" fo:font-style="normal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inux</text:p>
          </draw:text-box>
        </draw:frame>
        <draw:frame draw:style-name="gr1" draw:text-style-name="P1" draw:layer="layout" svg:width="14.224cm" svg:height="0.962cm" svg:x="5.588cm" svg:y="4.318cm">
          <draw:text-box>
            <text:p>What even is Linux?</text:p>
          </draw:text-box>
        </draw:frame>
        <draw:frame draw:style-name="gr1" draw:text-style-name="P1" draw:layer="layout" svg:width="10.668cm" svg:height="0.962cm" svg:x="11.938cm" svg:y="7.366cm">
          <draw:text-box>
            <text:p>Why Linux?</text:p>
          </draw:text-box>
        </draw:frame>
        <draw:frame draw:style-name="gr2" draw:text-style-name="P1" draw:layer="layout" svg:width="12.7cm" svg:height="1.673cm" svg:x="5.334cm" svg:y="10.414cm">
          <draw:text-box>
            <text:p>What’s a command-line prompt??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actica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sk questions in chat or just try to make yourself heard by voice.</text:p>
              </text:list-item>
              <text:list-item>
                <text:p>This will be short, practical issues with hands-on will be handled later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Linux, and why do we like i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nux is:</text:p>
                <text:list>
                  <text:list-item>
                    <text:p>an operating system</text:p>
                  </text:list-item>
                  <text:list-item>
                    <text:p>made of many <text:span text:style-name="T1">composable</text:span> small (and large) bits and pieces</text:p>
                  </text:list-item>
                  <text:list-item>
                    <text:p>a multi-user environment</text:p>
                    <text:list>
                      <text:list-item>
                        <text:p>Easy to share, easy to care, easy to dare</text:p>
                      </text:list-item>
                    </text:list>
                  </text:list-item>
                  <text:list-item>
                    <text:p>the industry standard</text:p>
                  </text:list-item>
                  <text:list-item>
                    <text:p>reliant on the <text:span text:style-name="T2">command 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sh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command-line interface: the Bash <text:span text:style-name="T2">prompt</text:span></text:p>
              </text:list-item>
              <text:list-item>
                <text:p>A program finds and runs other programs</text:p>
              </text:list-item>
              <text:list-item>
                <text:p>A scripting language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Bash promp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[info]$ program word1 word2 word3</text:span></text:p>
              </text:list-item>
              <text:list-item>
                <text:p><text:span text:style-name="T3">info</text:span> is configurable, and usually tells you who you are, on what system, and where in the file system</text:p>
              </text:list-item>
              <text:list-item>
                <text:p>The <text:span text:style-name="T3">program</text:span> to run is the first word </text:p>
              </text:list-item>
              <text:list-item>
                <text:p>All <text:span text:style-name="T3">word</text:span>s are separated by spac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gram, flags, and fil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Output: </text:p>
                <text:list>
                  <text:list-item>
                    <text:p>Most Linux programs output to the terminal</text:p>
                  </text:list-item>
                  <text:list-item>
                    <text:p>Some also write to files</text:p>
                  </text:list-item>
                </text:list>
              </text:list-item>
              <text:list-item>
                <text:p><text:s/>Input:</text:p>
                <text:list>
                  <text:list-item>
                    <text:p>Flags: single letters or words that change the behaviour of a program, e.g. ‘-i’ to ignore case or ‘-n 10’ to set a number to 10.</text:p>
                  </text:list-item>
                  <text:list-item>
                    <text:p>Arguments: text given to the program when started, e.g. file names.</text:p>
                  </text:list-item>
                  <text:list-item>
                    <text:p>Terminal input: text given to the program while it ru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ample bash command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$ mv -v inbox/* outbox/ <text:s/></text:span></text:p>
                <text:p><text:span text:style-name="T4">‘</text:span><text:span text:style-name="T4">inbox/data1.dat’ -&gt; ‘outbox/data1.dat’</text:span></text:p>
                <text:p><text:span text:style-name="T4">‘</text:span><text:span text:style-name="T4">inbox/data2.dat’ -&gt; ‘outbox/data2.dat’</text:span></text:p>
                <text:p><text:span text:style-name="T4">‘</text:span><text:span text:style-name="T4">inbox/data3.dat’ -&gt; ‘outbox/data3.dat’</text:span></text:p>
              </text:list-header>
            </text:list>
          </draw:text-box>
        </draw:frame>
        <draw:custom-shape draw:style-name="gr4" draw:text-style-name="P4" draw:layer="layout" svg:width="1.893cm" svg:height="1.27cm" svg:x="3.695cm" svg:y="3.7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16cm" svg:height="1.27cm" svg:x="5.804cm" svg:y="3.6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4cm" svg:height="1.27cm" svg:x="7.914cm" svg:y="3.6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7.018cm" svg:height="4.318cm" svg:x="2.54cm" svg:y="5.334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334cm" svg:height="6.65cm" svg:x="21.844cm" svg:y="4.726cm">
          <draw:text-box>
            <text:p>Program</text:p>
            <text:p/>
            <text:p>Flags</text:p>
            <text:p/>
            <text:p>Argument 1</text:p>
            <text:p/>
            <text:p>Argument 2</text:p>
            <text:p/>
            <text:p>Output</text:p>
          </draw:text-box>
        </draw:frame>
        <draw:custom-shape draw:style-name="gr9" draw:text-style-name="P4" draw:layer="layout" svg:width="3.048cm" svg:height="1.27cm" svg:x="21.844cm" svg:y="4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1.27cm" svg:x="21.844cm" svg:y="5.9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064cm" svg:height="1.27cm" svg:x="21.844cm" svg:y="7.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794cm" svg:height="1.016cm" svg:x="21.844cm" svg:y="10.344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4.508cm" svg:height="2.295cm" svg:x="1.4cm" svg:y="12.446cm">
          <draw:text-box>
            <text:p><text:span text:style-name="T5">Question: How does Bash know what is what on the command line?</text:span></text:p>
          </draw:text-box>
        </draw:frame>
        <draw:custom-shape draw:style-name="gr14" draw:text-style-name="P8" draw:layer="layout" svg:width="5.04cm" svg:height="1.27cm" svg:x="13.208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046cm" svg:height="1.27cm" svg:x="21.862cm" svg:y="8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urces of err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Capitalisation matters</text:span> in file names and program names</text:p>
              </text:list-item>
              <text:list-item>
                <text:p><text:span text:style-name="T2">Spaces matter</text:span>. <text:span text:style-name="T7">Always</text:span> have a space after the program name. <text:span text:style-name="T7">Don’t</text:span> add spaces in file names.</text:p>
              </text:list-item>
              <text:list-item>
                <text:p><text:span text:style-name="T2">Check that you are in the right place</text:span> in the file system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b Comple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enever you’re writing a path or filename on the bash prompt, you can strike the ‘tab’ key to ask Bash to complete what you’re writing</text:p>
              </text:list-item>
              <text:list-item>
                <text:p>Get in the habit of this — it will save you many hours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filesystem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home directory: </text:p>
                <text:list>
                  <text:list-item>
                    <text:p><text:span text:style-name="T3">/home/username/</text:span></text:p>
                  </text:list-item>
                  <text:list-item>
                    <text:p><text:span text:style-name="T3">~/</text:span></text:p>
                  </text:list-item>
                  <text:list-item>
                    <text:p><text:span text:style-name="T3">$HOME</text:span></text:p>
                  </text:list-item>
                </text:list>
              </text:list-item>
              <text:list-item>
                <text:p>Absolute path: <text:span text:style-name="T8">/</text:span><text:span text:style-name="T9">proj/g2020xyz/sub/subsub/file</text:span></text:p>
              </text:list-item>
              <text:list-item>
                <text:p><text:span text:style-name="T10">Relative path (no leading /): </text:span><text:span text:style-name="T9">sub/subsub/fil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1:00:22.465879868</meta:creation-date>
    <dc:date>2020-08-18T15:35:45.415379995</dc:date>
    <meta:editing-duration>P10DT17H33M48S</meta:editing-duration>
    <meta:editing-cycles>29</meta:editing-cycles>
    <meta:generator>LibreOffice/6.1.3.2$MacOSX_X86_64 LibreOffice_project/86daf60bf00efa86ad547e59e09d6bb77c699acb</meta:generator>
    <meta:document-statistic meta:object-count="75"/>
  </office:meta>
</office:document-meta>
</file>